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size="14pt" fo:font-weight="bold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text-properties style:font-name="Arial" fo:font-size="12pt" fo:font-weight="normal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ibbleware Plans</text:p>
      <text:p text:style-name="P1"/>
      <text:p text:style-name="P3">Games</text:p>
      <text:list xml:id="list2138830255" text:style-name="L1">
        <text:list-item>
          <text:p text:style-name="P5">Simple action game</text:p>
        </text:list-item>
        <text:list-item>
          <text:p text:style-name="P5">Designer vs Player Game</text:p>
        </text:list-item>
        <text:list-item>
          <text:p text:style-name="P5">Adventure / Social City Builder (NotSoMMORPG)</text:p>
        </text:list-item>
      </text:list>
      <text:p text:style-name="P4"/>
      <text:p text:style-name="P4">Graphics Engine</text:p>
      <text:list xml:id="list477424433" text:style-name="L2">
        <text:list-item>
          <text:p text:style-name="P6">Active sprite rendering</text:p>
        </text:list-item>
        <text:list-item>
          <text:p text:style-name="P6">Semi-transparent layer (Water, Lava, Etc)</text:p>
        </text:list-item>
        <text:list-item>
          <text:p text:style-name="P6">Animation</text:p>
        </text:list-item>
      </text:list>
      <text:p text:style-name="P4"/>
      <text:p text:style-name="P4">Physics Engine</text:p>
      <text:p text:style-name="P4"/>
      <text:p text:style-name="P4">Sound Engine</text:p>
      <text:p text:style-name="P4"/>
      <text:p text:style-name="P4">Network Engine</text:p>
      <text:p text:style-name="P4"/>
      <text:p text:style-name="P4">Core Engine</text:p>
      <text:p text:style-name="P4"/>
      <text:p text:style-name="P4">GUI (Menu) Eng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 Merritt</meta:initial-creator>
    <meta:creation-date>2011-05-19T17:10:30</meta:creation-date>
    <dc:date>2011-05-19T21:23:02</dc:date>
    <dc:creator>Josh Merritt</dc:creator>
    <meta:editing-duration>PT00H28M07S</meta:editing-duration>
    <meta:editing-cycles>7</meta:editing-cycles>
    <meta:generator>OpenOffice.org/3.2$Unix OpenOffice.org_project/320m12$Build-9483</meta:generator>
    <meta:document-statistic meta:table-count="0" meta:image-count="0" meta:object-count="0" meta:page-count="1" meta:paragraph-count="14" meta:word-count="44" meta:character-count="275"/>
  </office:meta>
</office:document-meta>
</file>